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5.921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19.064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5.276cm"/>
    </style:style>
    <style:style style:name="co13" style:family="table-column">
      <style:table-column-properties fo:break-before="auto" style:column-width="17.445cm"/>
    </style:style>
    <style:style style:name="co14" style:family="table-column">
      <style:table-column-properties fo:break-before="auto" style:column-width="5.872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9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66ff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99ff33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66ff00"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99ff33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cm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table table:name="Pendientes Revisión 25-07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ptura de Conceptos</text:p>
          </table:table-cell>
          <table:table-cell table:style-name="ce3" office:value-type="string">
            <text:p>Autorización automática por montos</text:p>
          </table:table-cell>
          <table:table-cell table:style-name="ce3" office:value-type="string">
            <text:p>Realizar pruebas de autorizaciones automáticas por montos</text:p>
          </table:table-cell>
          <table:table-cell table:style-name="ce3" office:value-type="string">
            <text:p>Inmediato en la operación de la app.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Pendientes Revisión 08-08-2019" table:style-name="ta1" table:print="false"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default-cell-style-name="ce11"/>
        <table:table-column table:style-name="co10" table:default-cell-style-name="ce17"/>
        <table:table-column table:style-name="co10" table:number-columns-repeated="1019" table:default-cell-style-name="ce5"/>
        <table:table-row table:style-name="ro1">
          <table:table-cell table:style-name="ce4" office:value-type="string">
            <text:p>Formulario</text:p>
          </table:table-cell>
          <table:table-cell table:style-name="ce4" office:value-type="string">
            <text:p>Funcionalidad</text:p>
          </table:table-cell>
          <table:table-cell table:style-name="ce10" office:value-type="string">
            <text:p>Descripción</text:p>
          </table:table-cell>
          <table:table-cell table:style-name="ce10" office:value-type="string">
            <text:p>Impacto</text:p>
          </table:table-cell>
          <table:table-cell table:style-name="ce16" office:value-type="string">
            <text:p>Estimación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esponsable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corregirse los datos de un concepto rechazado, el botón Enviar debe estar desactivado.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seleccionar la edición de concepto rechazado, el combo de Conceptos debe actualizarse correctamente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seleccionar la edición de concepto rechazado, los combos de Autorizadores deben actualizarse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seleccionar la edición de concepto rechazado, el combo Concepto Motivo debe actualizarse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aptura de Solicitudes</text:p>
          </table:table-cell>
          <table:table-cell table:style-name="ce7" office:value-type="string">
            <text:p>Editar Solicitud</text:p>
          </table:table-cell>
          <table:table-cell table:style-name="ce13" office:value-type="string">
            <text:p>Al desplegar los conceptos de la Solicitud, activar/desactivar los botones de edición, consulta, borrar que correspondan</text:p>
          </table:table-cell>
          <table:table-cell table:style-name="ce13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Editar Solicitud</text:p>
          </table:table-cell>
          <table:table-cell table:style-name="ce12" office:value-type="string">
            <text:p>Al navegar por los diversos conceptos, actualizar Autorizadores al guardar.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number-columns-repeated="2" table:style-name="ce8" office:value-type="string">
            <text:p>Captura de Solicitudes</text:p>
          </table:table-cell>
          <table:table-cell table:style-name="ce14" office:value-type="string">
            <text:p>Desplegar autorizadores default al capturar solicitante-empleado-concepto.</text:p>
          </table:table-cell>
          <table:table-cell table:style-name="ce14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aptura de Solicitudes</text:p>
          </table:table-cell>
          <table:table-cell table:style-name="ce9" office:value-type="string">
            <text:p>Autorización Automática x montos</text:p>
          </table:table-cell>
          <table:table-cell table:style-name="ce15" office:value-type="string">
            <text:p>Al capturarse una solicitud, debe revisarse que se actualicen los conceptos que indique la configuración de Autorización Automática.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ndientes Revisión 14-08-2019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18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row table:style-name="ro1">
          <table:table-cell table:style-name="ce4" office:value-type="string">
            <text:p>Formulario</text:p>
          </table:table-cell>
          <table:table-cell table:style-name="ce4" office:value-type="string">
            <text:p>Funcionalidad</text:p>
          </table:table-cell>
          <table:table-cell table:style-name="ce10" office:value-type="string">
            <text:p>Descripción</text:p>
          </table:table-cell>
          <table:table-cell table:style-name="ce10" office:value-type="string">
            <text:p>Impacto</text:p>
          </table:table-cell>
          <table:table-cell table:style-name="ce16" office:value-type="string">
            <text:p>Estimación</text:p>
          </table:table-cell>
          <table:table-cell table:number-columns-repeated="3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Edición de Solicitud Rechazada</text:p>
          </table:table-cell>
          <table:table-cell office:value-type="string">
            <text:p>Al editar un concepto, no requerir el campo Concepto Motivo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onceptos</text:p>
          </table:table-cell>
          <table:table-cell office:value-type="string">
            <text:p>Edición de Conceptos</text:p>
          </table:table-cell>
          <table:table-cell office:value-type="string">
            <text:p>Mientras no esté liberada la sección de Autorización automática, deshabilitar sección de captura.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utorizaciónes</text:p>
          </table:table-cell>
          <table:table-cell office:value-type="string">
            <text:p>Edición de Autorización</text:p>
          </table:table-cell>
          <table:table-cell office:value-type="string">
            <text:p>Desactivar el botón Cancelar; no aplica la operación.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utorizaciónes</text:p>
          </table:table-cell>
          <table:table-cell office:value-type="string">
            <text:p>Edición de Autorización</text:p>
          </table:table-cell>
          <table:table-cell office:value-type="string">
            <text:p>Al Rechazar y luego autorizar un Concepto, revisar que los estatus de la Solicitud se actualicen correctamente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Edición de Solicitudes</text:p>
          </table:table-cell>
          <table:table-cell office:value-type="string">
            <text:p>Desactivar el botón Borrar al editar una Solicitud por Rechazo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Edición de Solicitudes</text:p>
          </table:table-cell>
          <table:table-cell office:value-type="string">
            <text:p>Actualizar el estatus de Autorización cuando el Solicitante Cancele todos los conceptos no Autorizados</text:p>
          </table:table-cell>
          <table:table-cell table:style-name="ce15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sponsable Autoriza</text:p>
          </table:table-cell>
          <table:table-cell office:value-type="string">
            <text:p>Cierre de Solicitud</text:p>
          </table:table-cell>
          <table:table-cell office:value-type="string">
            <text:p>El Responsable debe tener acceso a consultar el detalle de los conceptos Autorizados</text:p>
          </table:table-cell>
          <table:table-cell table:style-name="ce11"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name="__Anonymous_Sheet_DB__0" table:target-range-address="'Pendientes Revisión 25-07-2019'.A2:'Pendientes Revisión 25-07-2019'.D13" table:contains-header="false">
          <table:sort>
            <table:sort-by table:field-number="3" table:data-type="automatic"/>
          </table:sort>
        </table:database-range>
        <table:database-range table:target-range-address="'Pendientes Revisión 08-08-2019'.A1:'Pendientes Revisión 08-08-2019'.D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/08/2019</text:date>, <text:time>09:22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14T09:22:21.30</dc:date>
    <meta:editing-duration>P2DT2H25M31S</meta:editing-duration>
    <meta:editing-cycles>13</meta:editing-cycles>
    <meta:generator>OpenOffice/4.1.6$Win32 OpenOffice.org_project/416m1$Build-9790</meta:generator>
    <dc:creator>Jesus De los Santos Rodriguez</dc:creator>
    <meta:document-statistic meta:table-count="3" meta:cell-count="208" meta:object-count="0"/>
  </office:meta>
</office:document-meta>
</file>